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text-properties style:font-name="Arial" fo:font-size="11.0pt" fo:color="#000000"/>
    </style:style>
    <style:style style:name="P3" style:family="paragraph" style:parent-style-name="Standard">
      <style:text-properties style:font-name="Arial" fo:font-size="11.0pt"/>
    </style:style>
    <style:style style:name="P4" style:family="paragraph" style:parent-style-name="Standard">
      <style:text-properties style:font-name="Times" fo:font-size="12.0pt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color="#000000"/>
    </style:style>
    <style:style style:name="T4" style:family="text">
      <style:text-properties style:text-line-through-style="solid"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Retail Tests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Retail-Create</text:span></text:p>
          </table:table-cell>
          <table:table-cell table:style-name="TableCell1">
            <text:p text:style-name="P2"><text:span text:style-name="T1">Test if retail users are allowed to create accounts.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create</text:span></text:p>
            <text:p text:style-name="P2"><text:span text:style-name="T1">logout</text:span></text:p>
            <text:p text:style-name="P2"/>
            <text:p text:style-name="P2"/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cr.txt</text:span></text:p>
          </table:table-cell>
        </table:table-row>
        <table:table-row>
          <table:table-cell table:style-name="TableCell1">
            <text:p text:style-name="P2"><text:span text:style-name="T1">Retail-delete</text:span></text:p>
          </table:table-cell>
          <table:table-cell table:style-name="TableCell1">
            <text:p text:style-name="P2"><text:span text:style-name="T1">Test if a retail user is allowed to delete accoun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lete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if a retail user can deposit a reasonable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<text:span text:style-name="T1">ro_dp_cor.txt</text:span></text:p>
          </table:table-cell>
          <table:table-cell table:style-name="TableCell1">
            <text:p text:style-name="P2"><text:span text:style-name="T1">rp_dp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if a retail user can deposit over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depos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deposit to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deposit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-</text:span></text:p>
          </table:table-cell>
          <table:table-cell table:style-name="TableCell1">
            <text:p text:style-name="P2"><text:span text:style-name="T1">rp_dp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<text:span text:style-name="T1">ro_wd_cor.txt</text:span></text:p>
          </table:table-cell>
          <table:table-cell table:style-name="TableCell1">
            <text:p text:style-name="P2"><text:span text:style-name="T1">rp_wd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-</text:span></text:p>
          </table:table-cell>
          <table:table-cell table:style-name="TableCell1">
            <text:p text:style-name="P2"><text:span text:style-name="T1">rp_wd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retail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2"><text:span text:style-name="T1">ro_tr_cor.txt</text:span></text:p>
          </table:table-cell>
          <table:table-cell table:style-name="TableCell1">
            <text:p text:style-name="P2"><text:span text:style-name="T1">rp_tr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retail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zer.txt</text:span></text:p>
            <text:p text:style-name="P2"/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ivf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iv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rp_tr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deposit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1.0</text:span></text:p>
            <text:p text:style-name="P3"><text:span text:style-name="T1">logout</text:span></text:p>
            <text:p text:style-name="P2"/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withdrawal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withdraw</text:span></text:p>
            <text:p text:style-name="P3"><text:span text:style-name="T1">000001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rp_wd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transfer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</text:span></text:p>
            <text:p text:style-name="P3"><text:span text:style-name="T1">000002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rp_tr_dec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deposit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deposit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str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withdraw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withdrawal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str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transfer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transfer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</text:span></text:p>
            <text:p text:style-name="P3"><text:span text:style-name="T1">000002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str.txt</text:span></text:p>
          </table:table-cell>
        </table:table-row>
        <table:table-row>
          <table:table-cell table:style-name="TableCell1">
            <text:p text:style-name="P2">Retail</text:p>
            <text:p text:style-name="P2">-deposit</text:p>
            <text:p text:style-name="P2">quit</text:p>
          </table:table-cell>
          <table:table-cell table:style-name="TableCell1">
            <text:p text:style-name="P2">Testing the quit command in a deposit, while in retail</text:p>
          </table:table-cell>
          <table:table-cell table:style-name="TableCell1">
            <text:p text:style-name="P2">login</text:p>
            <text:p text:style-name="P2">retail</text:p>
            <text:p text:style-name="P2">deposit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dp_qut.txt</text:p>
          </table:table-cell>
        </table:table-row>
        <table:table-row>
          <table:table-cell table:style-name="TableCell1">
            <text:p text:style-name="P2">Retail</text:p>
            <text:p text:style-name="P2">-withdraw</text:p>
            <text:p text:style-name="P2">quit</text:p>
          </table:table-cell>
          <table:table-cell table:style-name="TableCell1">
            <text:p text:style-name="P2">Testing the quit command in a withdraw, while in retail</text:p>
          </table:table-cell>
          <table:table-cell table:style-name="TableCell1">
            <text:p text:style-name="P2">login</text:p>
            <text:p text:style-name="P2">retail</text:p>
            <text:p text:style-name="P2">withdraw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wd_qut.txt</text:p>
          </table:table-cell>
        </table:table-row>
        <table:table-row>
          <table:table-cell table:style-name="TableCell1">
            <text:p text:style-name="P2">Retail</text:p>
            <text:p text:style-name="P2">-transfer</text:p>
            <text:p text:style-name="P2">quit</text:p>
          </table:table-cell>
          <table:table-cell table:style-name="TableCell1">
            <text:p text:style-name="P2">Testing the quit command in a transfer, while in retail</text:p>
          </table:table-cell>
          <table:table-cell table:style-name="TableCell1">
            <text:p text:style-name="P2">login</text:p>
            <text:p text:style-name="P2">retail</text:p>
            <text:p text:style-name="P2">transfer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tr_qut.txt</text:p>
          </table:table-cell>
        </table:table-row>
        <table:table-row>
          <table:table-cell table:style-name="TableCell1">
            <text:p text:style-name="P3">Retail</text:p>
            <text:p text:style-name="P3">-deposit</text:p>
            <text:p text:style-name="P3">7-digit account number</text:p>
          </table:table-cell>
          <table:table-cell table:style-name="TableCell1">
            <text:p text:style-name="P2">Testing if the deposit command accepts an account number that is too long, in retail</text:p>
          </table:table-cell>
          <table:table-cell table:style-name="TableCell1">
            <text:p text:style-name="P3"><text:span text:style-name="T3">l</text:span><text:span text:style-name="T1">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2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wd_lng.txt</text:p>
          </table:table-cell>
        </table:table-row>
        <table:table-row>
          <table:table-cell table:style-name="TableCell1">
            <text:p text:style-name="P3">Retail</text:p>
            <text:p text:style-name="P3">-withdraw</text:p>
            <text:p text:style-name="P3">7-digit account number</text:p>
          </table:table-cell>
          <table:table-cell table:style-name="TableCell1">
            <text:p text:style-name="P3">Testing if the deposit command accepts an account number that is too long, in retail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withdraw</text:span></text:p>
            <text:p text:style-name="P3"><text:span text:style-name="T1">0000012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wd_lng.txt</text:p>
          </table:table-cell>
        </table:table-row>
        <table:table-row>
          <table:table-cell table:style-name="TableCell1">
            <text:p text:style-name="P3">Retail</text:p>
            <text:p text:style-name="P3">-transfer</text:p>
            <text:p text:style-name="P3">7-digit account number</text:p>
          </table:table-cell>
          <table:table-cell table:style-name="TableCell1">
            <text:p text:style-name="P3">Testing if the deposit command accepts an account number that is too long, in retail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2</text:span></text:p>
            <text:p text:style-name="P3"><text:span text:style-name="T1">000002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tr_lng.txt</text:p>
            <text:p text:style-name="P2"/>
          </table:table-cell>
        </table:table-row>
      </table:table>
      <text:p text:style-name="P1"/>
      <text:p text:style-name="P1"/>
      <text:p text:style-name="P1"><text:span text:style-name="T1">Agent Tests</text:span></text:p>
      <text:p text:style-name="P1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Agent -login</text:span></text:p>
          </table:table-cell>
          <table:table-cell table:style-name="TableCell1">
            <text:p text:style-name="P2"><text:span text:style-name="T1">check that</text:span></text:p>
            <text:p text:style-name="P2"><text:span text:style-name="T1">login is accep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None</text:span></text:p>
          </table:table-cell>
        </table:table-row>
        <table:table-row>
          <table:table-cell table:style-name="TableCell1">
            <text:p text:style-name="P2"><text:span text:style-name="T1">Agent -create</text:span></text:p>
          </table:table-cell>
          <table:table-cell table:style-name="TableCell1">
            <text:p text:style-name="P2"><text:span text:style-name="T1">Check that user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</table:table-cell>
        </table:table-row>
        <table:table-row>
          <table:table-cell table:style-name="TableCell1">
            <text:p text:style-name="P2"><text:span text:style-name="T1">Agent -create 6 digits</text:span></text:p>
          </table:table-cell>
          <table:table-cell table:style-name="TableCell1">
            <text:p text:style-name="P2"><text:span text:style-name="T1">Check that create account is accep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123456 000000 00000000 fifteen_digits_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lt;6 digits</text:span></text:p>
          </table:table-cell>
          <table:table-cell table:style-name="TableCell1">
            <text:p text:style-name="P2"><text:span text:style-name="T1">Check that create account is accepted,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000001 000000 00000000 fifteen_digits_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-1234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.234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already existing</text:span></text:p>
          </table:table-cell>
          <table:table-cell table:style-name="TableCell1">
            <text:p text:style-name="P2"><text:span text:style-name="T1">Reject account number that already exis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s file with 000001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an account with that number already exists. enter a valid account number:</text:span></text:p>
          </table:table-cell>
        </table:table-row>
        <table:table-row>
          <table:table-cell table:style-name="TableCell1">
            <text:p text:style-name="P2"><text:span text:style-name="T1">Agent -create &lt;15 chars</text:span></text:p>
          </table:table-cell>
          <table:table-cell table:style-name="TableCell1">
            <text:p text:style-name="P2"><text:span text:style-name="T1">Check that create account is accepted, spaces added to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one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000001 000000 00000000 one <text:s text:c="11"/>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gt;15 chars</text:span></text:p>
          </table:table-cell>
          <table:table-cell table:style-name="TableCell1">
            <text:p text:style-name="P2"><text:span text:style-name="T1">Reject account name with &gt;15 character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sixteen__digits_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 current accounts file</text:span></text:p>
          </table:table-cell>
          <table:table-cell table:style-name="TableCell1">
            <text:p text:style-name="P2"><text:span text:style-name="T1">empty transaction summary file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  <text:p text:style-name="P2"><text:span text:style-name="T1">Account names must be 1-15 characters. enter new account name:</text:span></text:p>
          </table:table-cell>
        </table:table-row>
      </table:table>
      <text:p text:style-name="P1"/>
      <text:p text:style-name="P4"/>
      <table:table table:name="Table3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LETE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Agent -delete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lete num</text:span></text:p>
          </table:table-cell>
          <table:table-cell table:style-name="TableCell1">
            <text:p text:style-name="P2"><text:span text:style-name="T1">Check that agent is prompted for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lete name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am.txt</text:span></text:p>
          </table:table-cell>
        </table:table-row>
        <table:table-row>
          <table:table-cell table:style-name="TableCell1">
            <text:p text:style-name="P2"><text:span text:style-name="T1">Agent -delete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ne.txt</text:span></text:p>
          </table:table-cell>
        </table:table-row>
        <table:table-row>
          <table:table-cell table:style-name="TableCell1">
            <text:p text:style-name="P2"><text:span text:style-name="T1">Agent -delete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lete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1">Agent -dele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big.txt</text:span></text:p>
          </table:table-cell>
        </table:table-row>
        <table:table-row>
          <table:table-cell table:style-name="TableCell1">
            <text:p text:style-name="P2"><text:span text:style-name="T1">Agent -dele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str.txt</text:span></text:p>
          </table:table-cell>
        </table:table-row>
        <table:table-row>
          <table:table-cell table:style-name="TableCell1">
            <text:p text:style-name="P2"><text:span text:style-name="T1">Agent -dele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le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lete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lete &lt;15 characters</text:span></text:p>
          </table:table-cell>
          <table:table-cell table:style-name="TableCell1">
            <text:p text:style-name="P2"><text:span text:style-name="T1">Check that spaces are properly add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nam_sml.txt</text:span></text:p>
          </table:table-cell>
          <table:table-cell table:style-name="TableCell1">
            <text:p text:style-name="P2"><text:span text:style-name="T1">ap_dp_nam_sml.txt</text:span></text:p>
          </table:table-cell>
        </table:table-row>
        <table:table-row>
          <table:table-cell table:style-name="TableCell1">
            <text:p text:style-name="P2"><text:span text:style-name="T1">Agent -delete &gt;15 characters</text:span></text:p>
          </table:table-cell>
          <table:table-cell table:style-name="TableCell1">
            <text:p text:style-name="P2"><text:span text:style-name="T1">Reject account name that's too lo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very_long_accoun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am_big.txt</text:span></text:p>
          </table:table-cell>
        </table:table-row>
        <table:table-row>
          <table:table-cell table:style-name="TableCell1">
            <text:p text:style-name="P2"><text:span text:style-name="T1">Agent -delete number</text:span></text:p>
          </table:table-cell>
          <table:table-cell table:style-name="TableCell1">
            <text:p text:style-name="P2"><text:span text:style-name="T1">Check that numbers are accepted as account name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nam_int.txt</text:span></text:p>
          </table:table-cell>
          <table:table-cell table:style-name="TableCell1">
            <text:p text:style-name="P2"><text:span text:style-name="T1">ap_dp_nam_int.txt</text:span></text:p>
          </table:table-cell>
        </table:table-row>
      </table:table>
      <text:p text:style-name="P4"/>
      <text:p text:style-name="P4"/>
      <table:table table:name="Table4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POSIT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Agent -deposit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posit num</text:span></text:p>
          </table:table-cell>
          <table:table-cell table:style-name="TableCell1">
            <text:p text:style-name="P2"><text:span text:style-name="T1">Check that agent is prompted for deposit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posit amt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.txt</text:span></text:p>
          </table:table-cell>
        </table:table-row>
        <table:table-row>
          <table:table-cell table:style-name="TableCell1">
            <text:p text:style-name="P2"><text:span text:style-name="T1">Agent -deposit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dne.txt</text:span></text:p>
          </table:table-cell>
        </table:table-row>
        <table:table-row>
          <table:table-cell table:style-name="TableCell1">
            <text:p text:style-name="P2"><text:span text:style-name="T1">Agent -deposit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23456</text:span></text:p>
            <text:p text:style-name="P2"><text:span text:style-name="T1">99999999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posit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4">Agent -deposit &gt;6 digits</text:span></text:p>
          </table:table-cell>
          <table:table-cell table:style-name="TableCell1">
            <text:p text:style-name="P2"><text:span text:style-name="T4">Reject account number with &gt;6 digits</text:span></text:p>
          </table:table-cell>
          <table:table-cell table:style-name="TableCell1">
            <text:p text:style-name="P2"><text:span text:style-name="T4">login</text:span></text:p>
            <text:p text:style-name="P2"><text:span text:style-name="T4">agent</text:span></text:p>
            <text:p text:style-name="P2"><text:span text:style-name="T4">deposit</text:span></text:p>
            <text:p text:style-name="P2"><text:span text:style-name="T4">1234567</text:span></text:p>
            <text:p text:style-name="P2"><text:span text:style-name="T4">quit</text:span></text:p>
          </table:table-cell>
          <table:table-cell table:style-name="TableCell1">
            <text:p text:style-name="P2"><text:span text:style-name="T4">accountList_empty.txt</text:span></text:p>
          </table:table-cell>
          <table:table-cell table:style-name="TableCell1">
            <text:p text:style-name="P2"><text:span text:style-name="T4">-</text:span></text:p>
          </table:table-cell>
          <table:table-cell table:style-name="TableCell1">
            <text:p text:style-name="P2"><text:span text:style-name="T4">ap_dp_num_big.txt</text:span></text:p>
          </table:table-cell>
        </table:table-row>
        <table:table-row>
          <table:table-cell table:style-name="TableCell1">
            <text:p text:style-name="P2"><text:span text:style-name="T4">Agent -deposit 6 non digits</text:span></text:p>
          </table:table-cell>
          <table:table-cell table:style-name="TableCell1">
            <text:p text:style-name="P2"><text:span text:style-name="T4">Reject account number that is not an int</text:span></text:p>
          </table:table-cell>
          <table:table-cell table:style-name="TableCell1">
            <text:p text:style-name="P2"><text:span text:style-name="T4">login</text:span></text:p>
            <text:p text:style-name="P2"><text:span text:style-name="T4">agent</text:span></text:p>
            <text:p text:style-name="P2"><text:span text:style-name="T4">deposit</text:span></text:p>
            <text:p text:style-name="P2"><text:span text:style-name="T4">abc</text:span></text:p>
            <text:p text:style-name="P2"><text:span text:style-name="T4">quit</text:span></text:p>
          </table:table-cell>
          <table:table-cell table:style-name="TableCell1">
            <text:p text:style-name="P2"><text:span text:style-name="T4">accountList_empty.txt</text:span></text:p>
          </table:table-cell>
          <table:table-cell table:style-name="TableCell1">
            <text:p text:style-name="P2"><text:span text:style-name="T4">-</text:span></text:p>
          </table:table-cell>
          <table:table-cell table:style-name="TableCell1">
            <text:p text:style-name="P2"><text:span text:style-name="T4">ap_dp_num_str.txt</text:span></text:p>
          </table:table-cell>
        </table:table-row>
        <table:table-row>
          <table:table-cell table:style-name="TableCell1">
            <text:p text:style-name="P2"><text:span text:style-name="T1">Agent -deposit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posit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posit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posit amount string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$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str.txt</text:span></text:p>
          </table:table-cell>
        </table:table-row>
        <table:table-row>
          <table:table-cell table:style-name="TableCell1">
            <text:p text:style-name="P2"><text:span text:style-name="T1">Agent -deposit amount decimal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dec.txt</text:span></text:p>
          </table:table-cell>
        </table:table-row>
        <table:table-row>
          <table:table-cell table:style-name="TableCell1">
            <text:p text:style-name="P2"><text:span text:style-name="T1">Agent -deposit amount negative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neg.txt</text:span></text:p>
          </table:table-cell>
        </table:table-row>
        <table:table-row>
          <table:table-cell table:style-name="TableCell1">
            <text:p text:style-name="P2"><text:span text:style-name="T1">Agent -deposit amount zero</text:span></text:p>
          </table:table-cell>
          <table:table-cell table:style-name="TableCell1">
            <text:p text:style-name="P2"><text:span text:style-name="T1">Reject deposit amount of 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zer.txt</text:span></text:p>
          </table:table-cell>
        </table:table-row>
        <table:table-row>
          <table:table-cell table:style-name="TableCell1">
            <text:p text:style-name="P2"><text:span text:style-name="T1">Agent -deposit &gt;99999999</text:span></text:p>
          </table:table-cell>
          <table:table-cell table:style-name="TableCell1">
            <text:p text:style-name="P2"><text:span text:style-name="T1">Reject deposit amount above lim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0000000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big.txt</text:span></text:p>
          </table:table-cell>
        </table:table-row>
        <table:table-row>
          <table:table-cell table:style-name="TableCell1">
            <text:p text:style-name="P2"><text:span text:style-name="T1">Agent -deposit amount short</text:span></text:p>
          </table:table-cell>
          <table:table-cell table:style-name="TableCell1">
            <text:p text:style-name="P2"><text:span text:style-name="T1">Ensure zeros padded to small depo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amt_sml.txt</text:span></text:p>
          </table:table-cell>
          <table:table-cell table:style-name="TableCell1">
            <text:p text:style-name="P2"><text:span text:style-name="T1">ap_dp_amt_sml.txt</text:span></text:p>
          </table:table-cell>
        </table:table-row>
      </table:table>
      <text:p text:style-name="P4"/>
      <table:table table:name="Table5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8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Updated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999,999.99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1000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Denied transaction greater than $999,999.99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.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Can accept or deny, based on how we handle 0 amounts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-1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mount to be withdrawn:</text:span></text:p>
            <text:p text:style-name="P2"><text:span text:style-name="T1">deny transaction of negative am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reject invalid number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/>
          </table:table-cell>
        </table:table-row>
      </table:table>
      <text:p text:style-name="P4"/>
      <text:p text:style-name="P4"/>
      <table:table table:name="Table6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agent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8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agent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10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amount greater than $1,000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transaction of 0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-1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n account to transfer from:<text:line-break/>enter an account to transfer to:</text:span></text:p>
            <text:p text:style-name="P2"><text:span text:style-name="T1">enter an amount to be transferred:</text:span></text:p>
            <text:p text:style-name="P2"><text:span text:style-name="T1">Deny negative value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account to transfer to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</table:table-cell>
        </table:table-row>
      </table:table>
      <text:p text:style-name="P1"/>
      <text:p text:style-name="P1"><text:span text:style-name="T1">General Tests</text:span></text:p>
      <table:table table:name="Table7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Input before login</text:span></text:p>
          </table:table-cell>
          <table:table-cell table:style-name="TableCell1">
            <text:p text:style-name="P2"><text:span text:style-name="T1">No command should be accepted before a login</text:span></text:p>
          </table:table-cell>
          <table:table-cell table:style-name="TableCell1">
            <text:p text:style-name="P2"><text:span text:style-name="T1">create</text:span></text:p>
            <text:p text:style-name="P2"><text:span text:style-name="T1">delete</text:span></text:p>
            <text:p text:style-name="P2"><text:span text:style-name="T1">deposit</text:span></text:p>
            <text:p text:style-name="P2"><text:span text:style-name="T1">withdraw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general_no_login.txt</text:span></text:p>
          </table:table-cell>
        </table:table-row>
        <table:table-row>
          <table:table-cell table:style-name="TableCell1">
            <text:p text:style-name="P2"><text:span text:style-name="T1">Login after login (nul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general_double_login.txt</text:span></text:p>
          </table:table-cell>
        </table:table-row>
        <table:table-row>
          <table:table-cell table:style-name="TableCell1">
            <text:p text:style-name="P2"><text:span text:style-name="T1">Login after login (retai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general_login_while_logged_in.txt</text:span></text:p>
          </table:table-cell>
        </table:table-row>
        <table:table-row>
          <table:table-cell table:style-name="TableCell1">
            <text:p text:style-name="P2"><text:span text:style-name="T1">Login after login (agent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general_login_while_logged_in.txt</text:span></text:p>
          </table:table-cell>
        </table:table-row>
        <table:table-row>
          <table:table-cell table:style-name="TableCell1">
            <text:p text:style-name="P2"><text:span text:style-name="T1">quit command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quit<text:line-break/>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general_quit_early.txt</text:p>
          </table:table-cell>
        </table:table-row>
        <table:table-row>
          <table:table-cell table:style-name="TableCell1">
            <text:p text:style-name="P2"><text:span text:style-name="T1">login quit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general_login_quit.txt</text:p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1"><text:span text:style-name="T1">Round 2 Questions:</text:span></text:p>
      <text:p text:style-name="P1"><text:span text:style-name="T1">1- Should newline and other special characters be accepted for an account name?</text:span></text:p>
      <text:p text:style-name="P1"/>
      <text:p text:style-name="P1"><text:span text:style-name="T1">Assumed no</text:span></text:p>
      <text:p text:style-name="P1"/>
      <text:p text:style-name="P1"><text:span text:style-name="T1">2- For the transaction record for create, would AAAAAA be the new account number?</text:span></text:p>
      <text:p text:style-name="P1"/>
      <text:p text:style-name="P1"><text:span text:style-name="T1">Assumed yes, NNNN... would be the new name</text:span></text:p>
      <text:p text:style-name="P1"/>
      <text:p text:style-name="P1"/>
      <text:p text:style-name="P1"/>
      <text:p text:style-name="P1"><text:span text:style-name="T1">3- Does quit command still write out the transaction summary file?</text:span></text:p>
      <text:p text:style-name="P1"/>
      <text:p text:style-name="P1"><text:span text:style-name="T1">4- What do we want to happen when user enter bad input (our choice)?</text:span></text:p>
      <text:p text:style-name="P1"/>
      <text:p text:style-name="P1"><text:span text:style-name="T1">5- what if there are no valid accounts (empty file)? Does the front end tell the user?</text:span></text:p>
      <text:p text:style-name="P1"/>
      <text:p text:style-name="P1"><text:span text:style-name="T1">6- How do we want to handle 0 inpu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